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19bb" officeooo:paragraph-rsid="001919bb"/>
    </style:style>
    <style:style style:name="P2" style:family="paragraph" style:parent-style-name="Standard">
      <style:text-properties officeooo:paragraph-rsid="0019a0e0"/>
    </style:style>
    <style:style style:name="P3" style:family="paragraph" style:parent-style-name="Standard">
      <style:text-properties officeooo:rsid="000d3223" officeooo:paragraph-rsid="001a55e3"/>
    </style:style>
    <style:style style:name="P4" style:family="paragraph" style:parent-style-name="Standard">
      <style:text-properties officeooo:rsid="001919bb" officeooo:paragraph-rsid="001919bb"/>
    </style:style>
    <style:style style:name="P5" style:family="paragraph" style:parent-style-name="Standard">
      <style:text-properties officeooo:rsid="001d5d05" officeooo:paragraph-rsid="001d5d05"/>
    </style:style>
    <style:style style:name="T1" style:family="text">
      <style:text-properties officeooo:rsid="001919bb"/>
    </style:style>
    <style:style style:name="T2" style:family="text">
      <style:text-properties fo:color="#00000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OpenMRS System Test</text:p>
      <text:p text:style-name="P1"/>
      <text:p text:style-name="P1">System Test</text:p>
      <text:p text:style-name="P1"/>
      <text:p text:style-name="P5">Before preforming, ensure you have imported the sql database and started OpenMRS. If you have not done so, see HowToImportDatabase.odt and HowToStartOpenMRSDeveloper.odt (or NonDeveloper)</text:p>
      <text:p text:style-name="P1"/>
      <text:p text:style-name="P1">1. Open eclipse</text:p>
      <text:p text:style-name="P1">2. Click on the arrow next to the third red button with a white arrow that has a toolbox</text:p>
      <text:p text:style-name="P1">3. Click on the tab that says OpenMRS Server</text:p>
      <text:p text:style-name="P1"/>
      <text:p text:style-name="P2"><text:span text:style-name="T1">The server should begin to run, it will take around 5 minutes you will know when it is done when the last line says: “</text:span><text:span text:style-name="T2">INFO: Starting ProtocolHandler ["http-bio-8080"]</text:span><text:span text:style-name="T1">”</text:span></text:p>
      <text:p text:style-name="P1"><text:s/></text:p>
      <text:p text:style-name="P3">When prompted for the server location enter “localhost:8080”. When prompted for the User ID enter “Admin”, when prompted for the password enter “Admin12” (invalid password). An error message should print stating “Invalid username or password.”</text:p>
      <text:p text:style-name="P3"/>
      <text:p text:style-name="P3">When prompted for the server location enter “localhost:8080”. When prompted for the User ID enter “Admin23” (invalid user ID), when prompted for the password enter “Admin123”. An error message should print stating “Invalid username or password.”</text:p>
      <text:p text:style-name="P3"/>
      <text:p text:style-name="P3">When prompted for the server location enter “localhost:8081”(invalid server). When prompted for the User ID enter “Admin”, when prompted for the password enter “Admin123”. An error message should print stating “Invalid server location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7:50:39.101439255</meta:creation-date>
    <dc:date>2018-12-06T22:45:27.280555507</dc:date>
    <meta:editing-duration>PT17M4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195" meta:character-count="1269" meta:non-whitespace-character-count="1083"/>
  </office:meta>
</office:document-meta>
</file>